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22pt" style:font-size-asian="22pt" style:font-size-complex="22pt"/>
    </style:style>
    <style:style style:name="P2" style:parent-style-name="Standard" style:family="paragraph">
      <style:text-properties fo:font-size="22pt" style:font-size-asian="22pt" style:font-size-complex="22pt"/>
    </style:style>
    <style:style style:name="P3" style:parent-style-name="Standard" style:family="paragraph">
      <style:text-properties fo:font-size="22pt" style:font-size-asian="22pt" style:font-size-complex="22pt"/>
    </style:style>
    <style:style style:name="P4" style:parent-style-name="Standard" style:family="paragraph">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text-properties fo:font-size="14pt" style:font-size-asian="14pt" style:font-size-complex="14pt"/>
    </style:style>
    <style:style style:name="P54" style:parent-style-name="Standard" style:family="paragraph">
      <style:text-properties fo:font-size="14pt" style:font-size-asian="14pt" style:font-size-complex="14pt"/>
    </style:style>
    <style:style style:name="P55" style:parent-style-name="Standard" style:family="paragraph">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family="paragraph">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T60" style:parent-style-name="Policepardéfaut" style:family="text">
      <style:text-properties fo:font-size="14pt" style:font-size-asian="14pt" style:font-size-complex="14pt"/>
    </style:style>
  </office:automatic-styles>
  <office:body>
    <office:text text:use-soft-page-breaks="true">
      <text:p text:style-name="P1">Document explicatif</text:p>
      <text:p text:style-name="P2"/>
      <text:p text:style-name="P3">Partie jeu :</text:p>
      <text:p text:style-name="P4"/>
      <text:p text:style-name="P5">Nous avons codé<text:s/>un jeu de<text:s/>Bubbleshooter sur deux matrices 64x64, l’une pour afficher l’interface et l’autre pour afficher le jeu. Chaque matrice est gérée par une carte Arduino.<text:s/>Celles-ci<text:s/>communiquent entre<text:s/>elles<text:s/>pour échanger le score, la prochaine couleur et les commandes utilisateurs.</text:p>
      <text:p text:style-name="P6"/>
      <text:p text:style-name="P7">Une première interface permet d’informer l’utilisateur qu’il faut sélectionner la difficulté avec « q » et « d » puis appuyer sur espace pour jouer.</text:p>
      <text:p text:style-name="P8"/>
      <text:p text:style-name="P9">Pour le jeu, on peut incliner le canon vers la droite ou vers la gauche avec les touches « e » et « a » respectivement, le déplacement<text:s/>vers la droite avec « d », le déplacement<text:s/>vers la gauche avec « q » et tirer avec « z ». La bille se déplace alors jusqu’à collision avec un mur ou une autre bille puis se replace dans la grille. Deux algorithmes sont alors lancés successivement, le premier permet à l’aide d’un parcours en largeur depuis la bille lancée de calculer quels sont ses voisins de la même couleur et combien elle a de voisins. Si un paquet de plus de 3 billes est alors formé, on les fait clignoter pour informer l’utilisateur qu’elles vont disparaître puis on les supprimes.<text:s/>Le deuxième permet de vérifier s’il y a une ou plusieurs billes qui sont isolées(non reliées au sommet du jeu) en passant par un problème de graphe, on garde allumés seulement les billes accessibles depuis le sommet du jeu. Les autres clignotent avant de disparaître.</text:p>
      <text:p text:style-name="P10">On peut choisir le nombre de couleur avec lesquelles on veut jouer, le nombre d’essai avant que le jeu ne descende et de combien de lignes le jeu va descendre.</text:p>
      <text:p text:style-name="P11">Si une bille vient à se bloquer en dessous des pixels rouges sur les côtés, elle clignote pour indiquer à l’utilisateur que la partie est perdue et toutes les commandes sont ignorés sauf l’espace pour relancer une partie.</text:p>
      <text:p text:style-name="P12"/>
      <text:p text:style-name="P13">Difficultés rencontrées :</text:p>
      <text:p text:style-name="P14"/>
      <text:p text:style-name="P15">- Un gros manque de mémoire qui nous a obligé à scinder des tableaux, mettre en commun des variables et des tableaux, optimiser l’utilisation de la mémoire.</text:p>
      <text:p text:style-name="P16"/>
      <text:p text:style-name="P17">- Structures de données restreintes, il n’y a pas de file, de liste et d’ensemble. On a du transformer deux tableaux en file avec des indices de début et de fin de file.</text:p>
      <text:p text:style-name="P18"/>
      <text:p text:style-name="P19">- Communication lente entre les arduinos qui nous oblige à faire attendre l’utilisateur qu’on ait bien<text:s/>échanger les données.</text:p>
      <text:p text:style-name="P20"/>
      <text:p text:style-name="P21">- Gérer correctement les conditions de replacement et de collision.</text:p>
      <text:p text:style-name="P22"/>
      <text:p text:style-name="P23">- Impossibilité de mettre un delay dans un timer qui nous a obligé a utiliser un second timer</text:p>
      <text:p text:style-name="P24"/>
      <text:p text:style-name="P25">Fonctions :</text:p>
      <text:p text:style-name="P26"/>
      <text:p text:style-name="P27">- transmettre_score : permet de calculer le score en fonction du nombre de billes éclatées puis le transmet à la deuxième matrice</text:p>
      <text:p text:style-name="P28"/>
      <text:p text:style-name="P29">- clignoter : fonction utilisée par un timer, elle permet de faire clignoter les billes lors de la fin de la partie, d’une explosion et d’une détection de billes isolées.</text:p>
      <text:p text:style-name="P30"/>
      <text:p text:style-name="P31">- set : on a du scinder deux matrices, l’une de int et l’autre de booléen en une seule, le « %32 » nous donnait le int et le test ≥ « 32 » le booléen. Pour se faire la méthode set permet d’ajouter ou de retirer 32 a la case voulu soit de passer le booléen a vrai ou faux.</text:p>
      <text:p text:style-name="P32"/>
      <text:p text:style-name="P33">- get : permet sur le même principe que le set de retourner la valeur du booléen dans la case voulue.</text:p>
      <text:p text:style-name="P34"/>
      <text:p text:style-name="P35">- init_anim : permet de lancer une animation de lancement du jeu.</text:p>
      <text:p text:style-name="P36"/>
      <text:p text:style-name="P37">- boules_isolees : permet via un algorithme de calcul des sommets accessible depuis le <text:s/>sommet du jeu de supprimer les billes qui ne sont pas rattachées au haut du jeu.</text:p>
      <text:p text:style-name="P38"/>
      <text:p text:style-name="P39">- descendre : permet de descendre toutes les billes du jeu de la taille voulue en ajoutant de nouvelles billes</text:p>
      <text:p text:style-name="P40"/>
      <text:p text:style-name="P41">- perdu : méthode appellée lorque le joueur a perdu la partie.</text:p>
      <text:p text:style-name="P42"/>
      <text:p text:style-name="P43">- init_interface : permet d’initialiser l’interface.</text:p>
      <text:p text:style-name="P44"/>
      <text:p text:style-name="P45">- afficher_jeu : permet d’afficher le jeu depuis la matrice de jeu après une descente par exemple ou encore au début du jeu.</text:p>
      <text:p text:style-name="P46"/>
      <text:p text:style-name="P47">- debut_bubble : permet de guider l’utilisateur en lui<text:s/>indiquant sur quelle touche appuyer pour lancer la partie.</text:p>
      <text:p text:style-name="P48"/>
      <text:p text:style-name="P49">- initialisation_jeu : permet de lancer une nouvelle partie, créer une grille aléatoire, réinitialise les paramètres et effacer la partie précedente.</text:p>
      <text:p text:style-name="P50"/>
      <text:p text:style-name="P51">- estPossible : renvoie un booléen indiquant si le déplacement est possible afin de rester dans la taille de la matrice.</text:p>
      <text:p text:style-name="P52"/>
      <text:p text:style-name="P53">- case_libre : renvoie un booléen qui indique si le prochain emplacement du cube est libre ou occupé (si il y a collision avec un autre cube)</text:p>
      <text:p text:style-name="P54">- exploser : permet de calculer le paquet de tous les voisins de l’emplacement d’arrivée de la bille ayant la meme couleur que celle-ci.</text:p>
      <text:p text:style-name="P55"/>
      <text:p text:style-name="P56">- deplacer_cube : permet de deplacer le cube dans la direction souhaité. Cette fonction est appellée par un timer.</text:p>
      <text:p text:style-name="P57"/>
      <text:p text:style-name="P58">- deplacer : permet de deplacer le canon et de l’incliner dans la direction souhaitée.</text:p>
      <text:p text:style-name="P59"/>
      <text:p text:style-name="Standard"><text:span text:style-name="T60">- rearmer : permet de re-afficher une bille devant le canon une fois que la précédente est traité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enan Cabane</dc:creator>
    <meta:creation-date>2024-04-26T17:25:00Z</meta:creation-date>
    <dc:date>2024-04-28T13:25:00Z</dc:date>
    <meta:template xlink:href="Normal" xlink:type="simple"/>
    <meta:editing-cycles>74</meta:editing-cycles>
    <meta:editing-duration>PT10320S</meta:editing-duration>
    <meta:document-statistic meta:page-count="1" meta:paragraph-count="9" meta:word-count="726" meta:character-count="4710" meta:row-count="33" meta:non-whitespace-character-count="3993"/>
  </office:meta>
</office:document-meta>
</file>